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5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5144" calcext:value-type="float">
            <text:p>6.10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5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124" calcext:value-type="float">
            <text:p>6.11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5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4288" calcext:value-type="float">
            <text:p>6.1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5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7336" calcext:value-type="float">
            <text:p>6.11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0384" calcext:value-type="float">
            <text:p>6.1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5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0384" calcext:value-type="float">
            <text:p>6.1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5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5144" calcext:value-type="float">
            <text:p>6.10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5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124" calcext:value-type="float">
            <text:p>6.11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5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4288" calcext:value-type="float">
            <text:p>6.1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4288" calcext:value-type="float">
            <text:p>6.1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5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4288" calcext:value-type="float">
            <text:p>6.1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5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4288" calcext:value-type="float">
            <text:p>6.1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5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8192" calcext:value-type="float">
            <text:p>6.1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5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2952" calcext:value-type="float">
            <text:p>6.09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5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2096" calcext:value-type="float">
            <text:p>6.10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5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5144" calcext:value-type="float">
            <text:p>6.10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5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124" calcext:value-type="float">
            <text:p>6.11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5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2096" calcext:value-type="float">
            <text:p>6.10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124" calcext:value-type="float">
            <text:p>6.11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5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9528" calcext:value-type="float">
            <text:p>6.12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5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9528" calcext:value-type="float">
            <text:p>6.12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5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5352" calcext:value-type="float">
            <text:p>6.24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5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8192" calcext:value-type="float">
            <text:p>6.1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8568" calcext:value-type="float">
            <text:p>6.06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5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1616" calcext:value-type="float">
            <text:p>6.07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5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6376" calcext:value-type="float">
            <text:p>6.05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5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8088" calcext:value-type="float">
            <text:p>6.03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5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8088" calcext:value-type="float">
            <text:p>6.03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7608" calcext:value-type="float">
            <text:p>6.0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5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456" calcext:value-type="float">
            <text:p>6.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5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8464" calcext:value-type="float">
            <text:p>5.9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5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932" calcext:value-type="float">
            <text:p>5.9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5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9696" calcext:value-type="float">
            <text:p>5.9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7504" calcext:value-type="float">
            <text:p>5.9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5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9696" calcext:value-type="float">
            <text:p>5.9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5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6168" calcext:value-type="float">
            <text:p>5.9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5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2264" calcext:value-type="float">
            <text:p>5.92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5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836" calcext:value-type="float">
            <text:p>5.9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0552" calcext:value-type="float">
            <text:p>5.9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5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2744" calcext:value-type="float">
            <text:p>5.95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5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5792" calcext:value-type="float">
            <text:p>5.9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5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7504" calcext:value-type="float">
            <text:p>5.9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5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5792" calcext:value-type="float">
            <text:p>5.9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5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1032" calcext:value-type="float">
            <text:p>5.9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5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5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3224" calcext:value-type="float">
            <text:p>5.9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5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8464" calcext:value-type="float">
            <text:p>5.9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7608" calcext:value-type="float">
            <text:p>6.0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5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98" calcext:value-type="float">
            <text:p>6.0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5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8944" calcext:value-type="float">
            <text:p>6.02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5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1136" calcext:value-type="float">
            <text:p>6.04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5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028" calcext:value-type="float">
            <text:p>6.05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9424" calcext:value-type="float">
            <text:p>6.05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5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2472" calcext:value-type="float">
            <text:p>6.06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5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076" calcext:value-type="float">
            <text:p>6.0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5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6376" calcext:value-type="float">
            <text:p>6.05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5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4184" calcext:value-type="float">
            <text:p>6.04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5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4184" calcext:value-type="float">
            <text:p>6.04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4184" calcext:value-type="float">
            <text:p>6.04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5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7232" calcext:value-type="float">
            <text:p>6.0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5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028" calcext:value-type="float">
            <text:p>6.05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5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8088" calcext:value-type="float">
            <text:p>6.03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5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7232" calcext:value-type="float">
            <text:p>6.0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3328" calcext:value-type="float">
            <text:p>6.05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5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1136" calcext:value-type="float">
            <text:p>6.04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5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4184" calcext:value-type="float">
            <text:p>6.04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5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4184" calcext:value-type="float">
            <text:p>6.04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5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4184" calcext:value-type="float">
            <text:p>6.04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3328" calcext:value-type="float">
            <text:p>6.05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5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028" calcext:value-type="float">
            <text:p>6.05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5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4664" calcext:value-type="float">
            <text:p>6.07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5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3328" calcext:value-type="float">
            <text:p>6.05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5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5896" calcext:value-type="float">
            <text:p>6.0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6752" calcext:value-type="float">
            <text:p>6.0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5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456" calcext:value-type="float">
            <text:p>6.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5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6752" calcext:value-type="float">
            <text:p>6.0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5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98" calcext:value-type="float">
            <text:p>6.0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5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1512" calcext:value-type="float">
            <text:p>6.00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8464" calcext:value-type="float">
            <text:p>5.9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5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7128" calcext:value-type="float">
            <text:p>5.9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5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4936" calcext:value-type="float">
            <text:p>5.9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5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1888" calcext:value-type="float">
            <text:p>5.9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5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1888" calcext:value-type="float">
            <text:p>5.9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1888" calcext:value-type="float">
            <text:p>5.9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5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4936" calcext:value-type="float">
            <text:p>5.9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5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4936" calcext:value-type="float">
            <text:p>5.9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5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4936" calcext:value-type="float">
            <text:p>5.9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1888" calcext:value-type="float">
            <text:p>5.9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5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4936" calcext:value-type="float">
            <text:p>5.9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5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5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5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5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5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5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1032" calcext:value-type="float">
            <text:p>5.9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7128" calcext:value-type="float">
            <text:p>5.9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5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5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1032" calcext:value-type="float">
            <text:p>5.9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3224" calcext:value-type="float">
            <text:p>5.9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1032" calcext:value-type="float">
            <text:p>5.9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5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6272" calcext:value-type="float">
            <text:p>5.9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3224" calcext:value-type="float">
            <text:p>5.9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6272" calcext:value-type="float">
            <text:p>5.9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932" calcext:value-type="float">
            <text:p>5.9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3224" calcext:value-type="float">
            <text:p>5.9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5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932" calcext:value-type="float">
            <text:p>5.9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6272" calcext:value-type="float">
            <text:p>5.9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5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5416" calcext:value-type="float">
            <text:p>5.9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3224" calcext:value-type="float">
            <text:p>5.9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7128" calcext:value-type="float">
            <text:p>5.9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2368" calcext:value-type="float">
            <text:p>5.9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932" calcext:value-type="float">
            <text:p>5.9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3224" calcext:value-type="float">
            <text:p>5.9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5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932" calcext:value-type="float">
            <text:p>5.9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932" calcext:value-type="float">
            <text:p>5.9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1512" calcext:value-type="float">
            <text:p>6.00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456" calcext:value-type="float">
            <text:p>6.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5416" calcext:value-type="float">
            <text:p>5.9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2368" calcext:value-type="float">
            <text:p>5.9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8464" calcext:value-type="float">
            <text:p>5.9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5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8464" calcext:value-type="float">
            <text:p>5.9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1512" calcext:value-type="float">
            <text:p>6.00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2368" calcext:value-type="float">
            <text:p>5.9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932" calcext:value-type="float">
            <text:p>5.9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5416" calcext:value-type="float">
            <text:p>5.9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8464" calcext:value-type="float">
            <text:p>5.9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5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2368" calcext:value-type="float">
            <text:p>5.9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5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932" calcext:value-type="float">
            <text:p>5.9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1512" calcext:value-type="float">
            <text:p>6.00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8464" calcext:value-type="float">
            <text:p>5.9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5416" calcext:value-type="float">
            <text:p>5.9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5416" calcext:value-type="float">
            <text:p>5.9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5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1512" calcext:value-type="float">
            <text:p>6.00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5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1512" calcext:value-type="float">
            <text:p>6.00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5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8464" calcext:value-type="float">
            <text:p>5.9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5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8464" calcext:value-type="float">
            <text:p>5.9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5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984" calcext:value-type="float">
            <text:p>5.9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5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6272" calcext:value-type="float">
            <text:p>5.9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5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932" calcext:value-type="float">
            <text:p>5.9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5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5416" calcext:value-type="float">
            <text:p>5.9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5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932" calcext:value-type="float">
            <text:p>5.9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5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932" calcext:value-type="float">
            <text:p>5.9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5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932" calcext:value-type="float">
            <text:p>5.9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5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5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5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5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5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3224" calcext:value-type="float">
            <text:p>5.9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5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6272" calcext:value-type="float">
            <text:p>5.9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5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3224" calcext:value-type="float">
            <text:p>5.9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5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3224" calcext:value-type="float">
            <text:p>5.9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5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3224" calcext:value-type="float">
            <text:p>5.9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5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7128" calcext:value-type="float">
            <text:p>5.9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5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1888" calcext:value-type="float">
            <text:p>5.9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1888" calcext:value-type="float">
            <text:p>5.9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5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5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984" calcext:value-type="float">
            <text:p>5.9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5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4936" calcext:value-type="float">
            <text:p>5.9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5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4936" calcext:value-type="float">
            <text:p>5.9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1032" calcext:value-type="float">
            <text:p>5.9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5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984" calcext:value-type="float">
            <text:p>5.9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5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884" calcext:value-type="float">
            <text:p>5.9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5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4936" calcext:value-type="float">
            <text:p>5.9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5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1888" calcext:value-type="float">
            <text:p>5.9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1888" calcext:value-type="float">
            <text:p>5.9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5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1888" calcext:value-type="float">
            <text:p>5.9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5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6648" calcext:value-type="float">
            <text:p>5.9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5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6648" calcext:value-type="float">
            <text:p>5.9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5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884" calcext:value-type="float">
            <text:p>5.9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5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0552" calcext:value-type="float">
            <text:p>5.9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2744" calcext:value-type="float">
            <text:p>5.95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5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2744" calcext:value-type="float">
            <text:p>5.95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5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0552" calcext:value-type="float">
            <text:p>5.9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5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9696" calcext:value-type="float">
            <text:p>5.9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5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9696" calcext:value-type="float">
            <text:p>5.9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0552" calcext:value-type="float">
            <text:p>5.9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5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6648" calcext:value-type="float">
            <text:p>5.9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5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6648" calcext:value-type="float">
            <text:p>5.9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5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0552" calcext:value-type="float">
            <text:p>5.9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5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9696" calcext:value-type="float">
            <text:p>5.9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6648" calcext:value-type="float">
            <text:p>5.9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5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5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5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1408" calcext:value-type="float">
            <text:p>5.9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9216" calcext:value-type="float">
            <text:p>5.9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0552" calcext:value-type="float">
            <text:p>5.9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5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4456" calcext:value-type="float">
            <text:p>5.9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4456" calcext:value-type="float">
            <text:p>5.9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5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2264" calcext:value-type="float">
            <text:p>5.92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5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6168" calcext:value-type="float">
            <text:p>5.9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6168" calcext:value-type="float">
            <text:p>5.9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836" calcext:value-type="float">
            <text:p>5.9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836" calcext:value-type="float">
            <text:p>5.9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6168" calcext:value-type="float">
            <text:p>5.9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2264" calcext:value-type="float">
            <text:p>5.92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5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836" calcext:value-type="float">
            <text:p>5.9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5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5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5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9216" calcext:value-type="float">
            <text:p>5.9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4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0928" calcext:value-type="float">
            <text:p>5.9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4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4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7024" calcext:value-type="float">
            <text:p>5.9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4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0072" calcext:value-type="float">
            <text:p>5.91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4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0072" calcext:value-type="float">
            <text:p>5.91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4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4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4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4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3976" calcext:value-type="float">
            <text:p>5.9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4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7024" calcext:value-type="float">
            <text:p>5.9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4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0072" calcext:value-type="float">
            <text:p>5.91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4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788" calcext:value-type="float">
            <text:p>5.8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4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7024" calcext:value-type="float">
            <text:p>5.9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4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3976" calcext:value-type="float">
            <text:p>5.9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4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0928" calcext:value-type="float">
            <text:p>5.9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4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4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3976" calcext:value-type="float">
            <text:p>5.9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4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3976" calcext:value-type="float">
            <text:p>5.9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4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0928" calcext:value-type="float">
            <text:p>5.9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4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4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3496" calcext:value-type="float">
            <text:p>5.8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4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9592" calcext:value-type="float">
            <text:p>5.8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4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4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788" calcext:value-type="float">
            <text:p>5.8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4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1784" calcext:value-type="float">
            <text:p>5.8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4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9592" calcext:value-type="float">
            <text:p>5.8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4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788" calcext:value-type="float">
            <text:p>5.8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4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4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1784" calcext:value-type="float">
            <text:p>5.8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4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1784" calcext:value-type="float">
            <text:p>5.8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4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1784" calcext:value-type="float">
            <text:p>5.8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4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4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9592" calcext:value-type="float">
            <text:p>5.8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4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1784" calcext:value-type="float">
            <text:p>5.8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4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6544" calcext:value-type="float">
            <text:p>5.8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4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9592" calcext:value-type="float">
            <text:p>5.8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4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5688" calcext:value-type="float">
            <text:p>5.8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4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5688" calcext:value-type="float">
            <text:p>5.8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4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9592" calcext:value-type="float">
            <text:p>5.8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4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9592" calcext:value-type="float">
            <text:p>5.8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4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8256" calcext:value-type="float">
            <text:p>5.8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4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6544" calcext:value-type="float">
            <text:p>5.8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4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6544" calcext:value-type="float">
            <text:p>5.8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4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9592" calcext:value-type="float">
            <text:p>5.8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4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9592" calcext:value-type="float">
            <text:p>5.8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4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1304" calcext:value-type="float">
            <text:p>5.8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4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6544" calcext:value-type="float">
            <text:p>5.8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4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9592" calcext:value-type="float">
            <text:p>5.8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4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4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1304" calcext:value-type="float">
            <text:p>5.8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4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4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3496" calcext:value-type="float">
            <text:p>5.8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4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3496" calcext:value-type="float">
            <text:p>5.8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4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4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5208" calcext:value-type="float">
            <text:p>5.8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4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8256" calcext:value-type="float">
            <text:p>5.8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4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4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4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8256" calcext:value-type="float">
            <text:p>5.8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5208" calcext:value-type="float">
            <text:p>5.8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4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3016" calcext:value-type="float">
            <text:p>5.8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4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9112" calcext:value-type="float">
            <text:p>5.8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4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5208" calcext:value-type="float">
            <text:p>5.8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4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5208" calcext:value-type="float">
            <text:p>5.8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4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6064" calcext:value-type="float">
            <text:p>5.8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4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3016" calcext:value-type="float">
            <text:p>5.8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4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9968" calcext:value-type="float">
            <text:p>5.8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4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6064" calcext:value-type="float">
            <text:p>5.8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9968" calcext:value-type="float">
            <text:p>5.8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4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6064" calcext:value-type="float">
            <text:p>5.8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4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9968" calcext:value-type="float">
            <text:p>5.8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4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9968" calcext:value-type="float">
            <text:p>5.8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3016" calcext:value-type="float">
            <text:p>5.8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3016" calcext:value-type="float">
            <text:p>5.8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4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4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824" calcext:value-type="float">
            <text:p>5.8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4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7776" calcext:value-type="float">
            <text:p>5.8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4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8632" calcext:value-type="float">
            <text:p>5.8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4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8632" calcext:value-type="float">
            <text:p>5.8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4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4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8632" calcext:value-type="float">
            <text:p>5.8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4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824" calcext:value-type="float">
            <text:p>5.8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4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644" calcext:value-type="float">
            <text:p>5.8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4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9488" calcext:value-type="float">
            <text:p>5.8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9488" calcext:value-type="float">
            <text:p>5.8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9488" calcext:value-type="float">
            <text:p>5.8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4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9488" calcext:value-type="float">
            <text:p>5.8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4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0344" calcext:value-type="float">
            <text:p>5.8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4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644" calcext:value-type="float">
            <text:p>5.8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4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4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4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4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7776" calcext:value-type="float">
            <text:p>5.8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4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692" calcext:value-type="float">
            <text:p>5.8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692" calcext:value-type="float">
            <text:p>5.8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4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824" calcext:value-type="float">
            <text:p>5.8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4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4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4248" calcext:value-type="float">
            <text:p>5.7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0344" calcext:value-type="float">
            <text:p>5.8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4248" calcext:value-type="float">
            <text:p>5.7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4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3392" calcext:value-type="float">
            <text:p>5.8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4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7296" calcext:value-type="float">
            <text:p>5.7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4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0344" calcext:value-type="float">
            <text:p>5.8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4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0344" calcext:value-type="float">
            <text:p>5.8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2056" calcext:value-type="float">
            <text:p>5.7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4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596" calcext:value-type="float">
            <text:p>5.7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4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4624" calcext:value-type="float">
            <text:p>5.75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4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3768" calcext:value-type="float">
            <text:p>5.7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4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7672" calcext:value-type="float">
            <text:p>5.7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4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9384" calcext:value-type="float">
            <text:p>5.7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4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5" calcext:value-type="float">
            <text:p>5.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4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8048" calcext:value-type="float">
            <text:p>5.7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4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5" calcext:value-type="float">
            <text:p>5.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4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2808" calcext:value-type="float">
            <text:p>5.7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4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0616" calcext:value-type="float">
            <text:p>5.6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4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8424" calcext:value-type="float">
            <text:p>5.6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4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4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356" calcext:value-type="float">
            <text:p>5.6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7464" calcext:value-type="float">
            <text:p>5.6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4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356" calcext:value-type="float">
            <text:p>5.6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4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5272" calcext:value-type="float">
            <text:p>5.6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4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4792" calcext:value-type="float">
            <text:p>5.5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4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0888" calcext:value-type="float">
            <text:p>5.5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4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4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6984" calcext:value-type="float">
            <text:p>5.5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4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0032" calcext:value-type="float">
            <text:p>5.5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4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9176" calcext:value-type="float">
            <text:p>5.5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4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4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1368" calcext:value-type="float">
            <text:p>5.6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4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4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4416" calcext:value-type="float">
            <text:p>5.6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2704" calcext:value-type="float">
            <text:p>5.6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4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4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0032" calcext:value-type="float">
            <text:p>5.5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4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6984" calcext:value-type="float">
            <text:p>5.5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4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6128" calcext:value-type="float">
            <text:p>5.5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2224" calcext:value-type="float">
            <text:p>5.6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4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1368" calcext:value-type="float">
            <text:p>5.6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4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608" calcext:value-type="float">
            <text:p>5.6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4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4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4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8424" calcext:value-type="float">
            <text:p>5.6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4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4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4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2808" calcext:value-type="float">
            <text:p>5.7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4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1952" calcext:value-type="float">
            <text:p>5.7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8048" calcext:value-type="float">
            <text:p>5.7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4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4144" calcext:value-type="float">
            <text:p>5.7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4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5" calcext:value-type="float">
            <text:p>5.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4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5856" calcext:value-type="float">
            <text:p>5.7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4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5" calcext:value-type="float">
            <text:p>5.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9384" calcext:value-type="float">
            <text:p>5.7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4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4624" calcext:value-type="float">
            <text:p>5.75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4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6816" calcext:value-type="float">
            <text:p>5.7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4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8632" calcext:value-type="float">
            <text:p>5.8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4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4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4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3976" calcext:value-type="float">
            <text:p>5.9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4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1784" calcext:value-type="float">
            <text:p>5.8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4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1784" calcext:value-type="float">
            <text:p>5.8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4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788" calcext:value-type="float">
            <text:p>5.8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4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788" calcext:value-type="float">
            <text:p>5.8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4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4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8256" calcext:value-type="float">
            <text:p>5.8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8256" calcext:value-type="float">
            <text:p>5.8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4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8256" calcext:value-type="float">
            <text:p>5.8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4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8256" calcext:value-type="float">
            <text:p>5.8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4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9112" calcext:value-type="float">
            <text:p>5.8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4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3016" calcext:value-type="float">
            <text:p>5.8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6064" calcext:value-type="float">
            <text:p>5.8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4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692" calcext:value-type="float">
            <text:p>5.8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4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692" calcext:value-type="float">
            <text:p>5.8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4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4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8256" calcext:value-type="float">
            <text:p>5.8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4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692" calcext:value-type="float">
            <text:p>5.8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4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4728" calcext:value-type="float">
            <text:p>5.8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4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4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644" calcext:value-type="float">
            <text:p>5.8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0344" calcext:value-type="float">
            <text:p>5.8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4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4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2432" calcext:value-type="float">
            <text:p>5.7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4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4144" calcext:value-type="float">
            <text:p>5.7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4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2808" calcext:value-type="float">
            <text:p>5.7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8904" calcext:value-type="float">
            <text:p>5.7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4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6712" calcext:value-type="float">
            <text:p>5.6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4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7088" calcext:value-type="float">
            <text:p>5.6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4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896" calcext:value-type="float">
            <text:p>5.6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4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896" calcext:value-type="float">
            <text:p>5.6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4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608" calcext:value-type="float">
            <text:p>5.6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4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356" calcext:value-type="float">
            <text:p>5.6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4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608" calcext:value-type="float">
            <text:p>5.6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4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2704" calcext:value-type="float">
            <text:p>5.6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4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7944" calcext:value-type="float">
            <text:p>5.6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4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7088" calcext:value-type="float">
            <text:p>5.6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4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3184" calcext:value-type="float">
            <text:p>5.6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4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376" calcext:value-type="float">
            <text:p>5.6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4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376" calcext:value-type="float">
            <text:p>5.6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4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4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0616" calcext:value-type="float">
            <text:p>5.6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4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4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2808" calcext:value-type="float">
            <text:p>5.7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8048" calcext:value-type="float">
            <text:p>5.7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4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3288" calcext:value-type="float">
            <text:p>5.7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4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4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6336" calcext:value-type="float">
            <text:p>5.7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4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2432" calcext:value-type="float">
            <text:p>5.7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7672" calcext:value-type="float">
            <text:p>5.7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4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6816" calcext:value-type="float">
            <text:p>5.7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4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2056" calcext:value-type="float">
            <text:p>5.7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4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4248" calcext:value-type="float">
            <text:p>5.7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4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9488" calcext:value-type="float">
            <text:p>5.8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4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4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9112" calcext:value-type="float">
            <text:p>5.8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4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4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9592" calcext:value-type="float">
            <text:p>5.8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1784" calcext:value-type="float">
            <text:p>5.8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4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788" calcext:value-type="float">
            <text:p>5.8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4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4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4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1408" calcext:value-type="float">
            <text:p>5.9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9696" calcext:value-type="float">
            <text:p>5.9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4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884" calcext:value-type="float">
            <text:p>5.9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4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4936" calcext:value-type="float">
            <text:p>5.9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4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1032" calcext:value-type="float">
            <text:p>5.9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4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6272" calcext:value-type="float">
            <text:p>5.9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4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2368" calcext:value-type="float">
            <text:p>5.9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4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5416" calcext:value-type="float">
            <text:p>5.9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4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8464" calcext:value-type="float">
            <text:p>5.9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4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456" calcext:value-type="float">
            <text:p>6.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0656" calcext:value-type="float">
            <text:p>6.0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4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3704" calcext:value-type="float">
            <text:p>6.01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4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3704" calcext:value-type="float">
            <text:p>6.01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4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98" calcext:value-type="float">
            <text:p>6.0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4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5896" calcext:value-type="float">
            <text:p>6.0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5896" calcext:value-type="float">
            <text:p>6.0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4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504" calcext:value-type="float">
            <text:p>6.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4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8088" calcext:value-type="float">
            <text:p>6.03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4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504" calcext:value-type="float">
            <text:p>6.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4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4184" calcext:value-type="float">
            <text:p>6.04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4184" calcext:value-type="float">
            <text:p>6.04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4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028" calcext:value-type="float">
            <text:p>6.05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4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3328" calcext:value-type="float">
            <text:p>6.05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6376" calcext:value-type="float">
            <text:p>6.05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4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9424" calcext:value-type="float">
            <text:p>6.05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2472" calcext:value-type="float">
            <text:p>6.06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552" calcext:value-type="float">
            <text:p>6.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1616" calcext:value-type="float">
            <text:p>6.07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4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1616" calcext:value-type="float">
            <text:p>6.07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4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7712" calcext:value-type="float">
            <text:p>6.0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7712" calcext:value-type="float">
            <text:p>6.0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7712" calcext:value-type="float">
            <text:p>6.0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7712" calcext:value-type="float">
            <text:p>6.0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4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7712" calcext:value-type="float">
            <text:p>6.0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3808" calcext:value-type="float">
            <text:p>6.0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4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3808" calcext:value-type="float">
            <text:p>6.0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3808" calcext:value-type="float">
            <text:p>6.0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4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9904" calcext:value-type="float">
            <text:p>6.0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4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2952" calcext:value-type="float">
            <text:p>6.09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4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2952" calcext:value-type="float">
            <text:p>6.09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2952" calcext:value-type="float">
            <text:p>6.09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4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4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9048" calcext:value-type="float">
            <text:p>6.09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4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9048" calcext:value-type="float">
            <text:p>6.09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5144" calcext:value-type="float">
            <text:p>6.10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5144" calcext:value-type="float">
            <text:p>6.10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5144" calcext:value-type="float">
            <text:p>6.10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5144" calcext:value-type="float">
            <text:p>6.10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4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8192" calcext:value-type="float">
            <text:p>6.1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4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8192" calcext:value-type="float">
            <text:p>6.1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4288" calcext:value-type="float">
            <text:p>6.1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4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4288" calcext:value-type="float">
            <text:p>6.1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4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4288" calcext:value-type="float">
            <text:p>6.1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7336" calcext:value-type="float">
            <text:p>6.11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4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124" calcext:value-type="float">
            <text:p>6.11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4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124" calcext:value-type="float">
            <text:p>6.11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4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4288" calcext:value-type="float">
            <text:p>6.1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4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4288" calcext:value-type="float">
            <text:p>6.1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4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4288" calcext:value-type="float">
            <text:p>6.1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4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7336" calcext:value-type="float">
            <text:p>6.11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4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0384" calcext:value-type="float">
            <text:p>6.1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4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3432" calcext:value-type="float">
            <text:p>6.12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4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7336" calcext:value-type="float">
            <text:p>6.11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4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4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4-0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5624" calcext:value-type="float">
            <text:p>6.13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4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2576" calcext:value-type="float">
            <text:p>6.1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4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9528" calcext:value-type="float">
            <text:p>6.12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4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2576" calcext:value-type="float">
            <text:p>6.1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4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5624" calcext:value-type="float">
            <text:p>6.13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4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172" calcext:value-type="float">
            <text:p>6.1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4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172" calcext:value-type="float">
            <text:p>6.1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4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172" calcext:value-type="float">
            <text:p>6.1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4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4768" calcext:value-type="float">
            <text:p>6.14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4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0864" calcext:value-type="float">
            <text:p>6.15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4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3912" calcext:value-type="float">
            <text:p>6.15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4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696" calcext:value-type="float">
            <text:p>6.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4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0008" calcext:value-type="float">
            <text:p>6.16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4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3056" calcext:value-type="float">
            <text:p>6.16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4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6104" calcext:value-type="float">
            <text:p>6.16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4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22" calcext:value-type="float">
            <text:p>6.17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4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5248" calcext:value-type="float">
            <text:p>6.17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4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1344" calcext:value-type="float">
            <text:p>6.18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4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744" calcext:value-type="float">
            <text:p>6.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4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0488" calcext:value-type="float">
            <text:p>6.19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4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6584" calcext:value-type="float">
            <text:p>6.19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4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268" calcext:value-type="float">
            <text:p>6.20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4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268" calcext:value-type="float">
            <text:p>6.20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4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4872" calcext:value-type="float">
            <text:p>6.21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4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0968" calcext:value-type="float">
            <text:p>6.22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4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4016" calcext:value-type="float">
            <text:p>6.22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4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0112" calcext:value-type="float">
            <text:p>6.23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4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6208" calcext:value-type="float">
            <text:p>6.23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4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5352" calcext:value-type="float">
            <text:p>6.24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4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4496" calcext:value-type="float">
            <text:p>6.25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4496" calcext:value-type="float">
            <text:p>6.25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4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6688" calcext:value-type="float">
            <text:p>6.26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4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5832" calcext:value-type="float">
            <text:p>6.27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4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1928" calcext:value-type="float">
            <text:p>6.28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4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1072" calcext:value-type="float">
            <text:p>6.29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7168" calcext:value-type="float">
            <text:p>6.29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4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0216" calcext:value-type="float">
            <text:p>6.30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4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3264" calcext:value-type="float">
            <text:p>6.30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4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936" calcext:value-type="float">
            <text:p>6.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4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2408" calcext:value-type="float">
            <text:p>6.31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5456" calcext:value-type="float">
            <text:p>6.3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4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5456" calcext:value-type="float">
            <text:p>6.3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4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8504" calcext:value-type="float">
            <text:p>6.31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4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8504" calcext:value-type="float">
            <text:p>6.31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1552" calcext:value-type="float">
            <text:p>6.3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46" calcext:value-type="float">
            <text:p>6.3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4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7648" calcext:value-type="float">
            <text:p>6.3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4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7648" calcext:value-type="float">
            <text:p>6.3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4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1552" calcext:value-type="float">
            <text:p>6.3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4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0696" calcext:value-type="float">
            <text:p>6.33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0696" calcext:value-type="float">
            <text:p>6.33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4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7648" calcext:value-type="float">
            <text:p>6.3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4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0696" calcext:value-type="float">
            <text:p>6.33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0696" calcext:value-type="float">
            <text:p>6.33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4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0696" calcext:value-type="float">
            <text:p>6.33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3744" calcext:value-type="float">
            <text:p>6.3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4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3744" calcext:value-type="float">
            <text:p>6.3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4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0696" calcext:value-type="float">
            <text:p>6.33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4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3744" calcext:value-type="float">
            <text:p>6.3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4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3744" calcext:value-type="float">
            <text:p>6.3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3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0696" calcext:value-type="float">
            <text:p>6.33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3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0696" calcext:value-type="float">
            <text:p>6.33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3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0696" calcext:value-type="float">
            <text:p>6.33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3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3744" calcext:value-type="float">
            <text:p>6.3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3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3744" calcext:value-type="float">
            <text:p>6.3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3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3744" calcext:value-type="float">
            <text:p>6.3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3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3744" calcext:value-type="float">
            <text:p>6.3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3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3744" calcext:value-type="float">
            <text:p>6.3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3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3744" calcext:value-type="float">
            <text:p>6.3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3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3744" calcext:value-type="float">
            <text:p>6.3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3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3744" calcext:value-type="float">
            <text:p>6.3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3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6792" calcext:value-type="float">
            <text:p>6.33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3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5936" calcext:value-type="float">
            <text:p>6.34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3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2888" calcext:value-type="float">
            <text:p>6.34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3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5936" calcext:value-type="float">
            <text:p>6.34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3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2888" calcext:value-type="float">
            <text:p>6.34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3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8984" calcext:value-type="float">
            <text:p>6.3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3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8984" calcext:value-type="float">
            <text:p>6.3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3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8984" calcext:value-type="float">
            <text:p>6.3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3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8984" calcext:value-type="float">
            <text:p>6.3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3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8984" calcext:value-type="float">
            <text:p>6.3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3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8984" calcext:value-type="float">
            <text:p>6.3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3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5936" calcext:value-type="float">
            <text:p>6.34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3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5936" calcext:value-type="float">
            <text:p>6.34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3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8984" calcext:value-type="float">
            <text:p>6.3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3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2032" calcext:value-type="float">
            <text:p>6.3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3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8984" calcext:value-type="float">
            <text:p>6.3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3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8984" calcext:value-type="float">
            <text:p>6.3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3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2032" calcext:value-type="float">
            <text:p>6.3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3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2032" calcext:value-type="float">
            <text:p>6.3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3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2032" calcext:value-type="float">
            <text:p>6.3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3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2032" calcext:value-type="float">
            <text:p>6.3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3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2032" calcext:value-type="float">
            <text:p>6.3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3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508" calcext:value-type="float">
            <text:p>6.35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3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508" calcext:value-type="float">
            <text:p>6.35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3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508" calcext:value-type="float">
            <text:p>6.35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3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508" calcext:value-type="float">
            <text:p>6.35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3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8128" calcext:value-type="float">
            <text:p>6.35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3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508" calcext:value-type="float">
            <text:p>6.35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3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8128" calcext:value-type="float">
            <text:p>6.35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3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8128" calcext:value-type="float">
            <text:p>6.35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3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8128" calcext:value-type="float">
            <text:p>6.35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3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1176" calcext:value-type="float">
            <text:p>6.36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3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1176" calcext:value-type="float">
            <text:p>6.36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3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1176" calcext:value-type="float">
            <text:p>6.36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3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4224" calcext:value-type="float">
            <text:p>6.36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3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4224" calcext:value-type="float">
            <text:p>6.36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3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4224" calcext:value-type="float">
            <text:p>6.36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3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7272" calcext:value-type="float">
            <text:p>6.36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3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7272" calcext:value-type="float">
            <text:p>6.36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3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032" calcext:value-type="float">
            <text:p>6.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3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7272" calcext:value-type="float">
            <text:p>6.36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3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032" calcext:value-type="float">
            <text:p>6.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3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7272" calcext:value-type="float">
            <text:p>6.36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3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032" calcext:value-type="float">
            <text:p>6.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3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032" calcext:value-type="float">
            <text:p>6.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3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032" calcext:value-type="float">
            <text:p>6.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3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3368" calcext:value-type="float">
            <text:p>6.37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3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3368" calcext:value-type="float">
            <text:p>6.37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3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3368" calcext:value-type="float">
            <text:p>6.37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6416" calcext:value-type="float">
            <text:p>6.3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3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3368" calcext:value-type="float">
            <text:p>6.37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6416" calcext:value-type="float">
            <text:p>6.3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3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6416" calcext:value-type="float">
            <text:p>6.3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3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9464" calcext:value-type="float">
            <text:p>6.37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3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6416" calcext:value-type="float">
            <text:p>6.3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3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6416" calcext:value-type="float">
            <text:p>6.3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9464" calcext:value-type="float">
            <text:p>6.37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3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9464" calcext:value-type="float">
            <text:p>6.37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3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9464" calcext:value-type="float">
            <text:p>6.37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3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2512" calcext:value-type="float">
            <text:p>6.3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3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9464" calcext:value-type="float">
            <text:p>6.37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9464" calcext:value-type="float">
            <text:p>6.37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3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2512" calcext:value-type="float">
            <text:p>6.3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3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2512" calcext:value-type="float">
            <text:p>6.3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3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556" calcext:value-type="float">
            <text:p>6.38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3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556" calcext:value-type="float">
            <text:p>6.38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556" calcext:value-type="float">
            <text:p>6.38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3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8608" calcext:value-type="float">
            <text:p>6.38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3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8608" calcext:value-type="float">
            <text:p>6.38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3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8608" calcext:value-type="float">
            <text:p>6.38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3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1656" calcext:value-type="float">
            <text:p>6.39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1656" calcext:value-type="float">
            <text:p>6.39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3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1656" calcext:value-type="float">
            <text:p>6.39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3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4704" calcext:value-type="float">
            <text:p>6.3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3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4704" calcext:value-type="float">
            <text:p>6.3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3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7752" calcext:value-type="float">
            <text:p>6.39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7752" calcext:value-type="float">
            <text:p>6.39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3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3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3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3848" calcext:value-type="float">
            <text:p>6.40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3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3848" calcext:value-type="float">
            <text:p>6.40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6896" calcext:value-type="float">
            <text:p>6.4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3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6896" calcext:value-type="float">
            <text:p>6.4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3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9944" calcext:value-type="float">
            <text:p>6.40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3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2992" calcext:value-type="float">
            <text:p>6.41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3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2992" calcext:value-type="float">
            <text:p>6.41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604" calcext:value-type="float">
            <text:p>6.41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3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604" calcext:value-type="float">
            <text:p>6.41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3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2136" calcext:value-type="float">
            <text:p>6.42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3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8232" calcext:value-type="float">
            <text:p>6.42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3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8232" calcext:value-type="float">
            <text:p>6.42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128" calcext:value-type="float">
            <text:p>6.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3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5184" calcext:value-type="float">
            <text:p>6.42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3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128" calcext:value-type="float">
            <text:p>6.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3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4328" calcext:value-type="float">
            <text:p>6.43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3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7376" calcext:value-type="float">
            <text:p>6.43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7376" calcext:value-type="float">
            <text:p>6.43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3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9088" calcext:value-type="float">
            <text:p>6.41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3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6896" calcext:value-type="float">
            <text:p>6.4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3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9944" calcext:value-type="float">
            <text:p>6.40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3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2992" calcext:value-type="float">
            <text:p>6.41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9944" calcext:value-type="float">
            <text:p>6.40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3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2992" calcext:value-type="float">
            <text:p>6.41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3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2992" calcext:value-type="float">
            <text:p>6.41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3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2992" calcext:value-type="float">
            <text:p>6.41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3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9944" calcext:value-type="float">
            <text:p>6.40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2512" calcext:value-type="float">
            <text:p>6.3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3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6416" calcext:value-type="float">
            <text:p>6.3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3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6416" calcext:value-type="float">
            <text:p>6.3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3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6416" calcext:value-type="float">
            <text:p>6.3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3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9464" calcext:value-type="float">
            <text:p>6.37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3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1176" calcext:value-type="float">
            <text:p>6.36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8984" calcext:value-type="float">
            <text:p>6.3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3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3744" calcext:value-type="float">
            <text:p>6.3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3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6792" calcext:value-type="float">
            <text:p>6.33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3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6792" calcext:value-type="float">
            <text:p>6.33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3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984" calcext:value-type="float">
            <text:p>6.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6792" calcext:value-type="float">
            <text:p>6.33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3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8504" calcext:value-type="float">
            <text:p>6.31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3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2408" calcext:value-type="float">
            <text:p>6.31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3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936" calcext:value-type="float">
            <text:p>6.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3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1072" calcext:value-type="float">
            <text:p>6.29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5832" calcext:value-type="float">
            <text:p>6.27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3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4496" calcext:value-type="float">
            <text:p>6.25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3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5352" calcext:value-type="float">
            <text:p>6.24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3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2304" calcext:value-type="float">
            <text:p>6.24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3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4" calcext:value-type="float">
            <text:p>6.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5352" calcext:value-type="float">
            <text:p>6.24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3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5352" calcext:value-type="float">
            <text:p>6.24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3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4" calcext:value-type="float">
            <text:p>6.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3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1448" calcext:value-type="float">
            <text:p>6.25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3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1448" calcext:value-type="float">
            <text:p>6.25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1448" calcext:value-type="float">
            <text:p>6.25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3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1448" calcext:value-type="float">
            <text:p>6.25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3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1448" calcext:value-type="float">
            <text:p>6.25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3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4" calcext:value-type="float">
            <text:p>6.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3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4496" calcext:value-type="float">
            <text:p>6.25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1448" calcext:value-type="float">
            <text:p>6.25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3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316" calcext:value-type="float">
            <text:p>6.23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3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4016" calcext:value-type="float">
            <text:p>6.22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3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5728" calcext:value-type="float">
            <text:p>6.20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3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6584" calcext:value-type="float">
            <text:p>6.19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3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4392" calcext:value-type="float">
            <text:p>6.18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5248" calcext:value-type="float">
            <text:p>6.17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3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8296" calcext:value-type="float">
            <text:p>6.17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3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696" calcext:value-type="float">
            <text:p>6.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3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8672" calcext:value-type="float">
            <text:p>6.13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3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7336" calcext:value-type="float">
            <text:p>6.11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5144" calcext:value-type="float">
            <text:p>6.10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3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9048" calcext:value-type="float">
            <text:p>6.09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3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2952" calcext:value-type="float">
            <text:p>6.09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3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6856" calcext:value-type="float">
            <text:p>6.0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3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7712" calcext:value-type="float">
            <text:p>6.0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4184" calcext:value-type="float">
            <text:p>6.04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3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1992" calcext:value-type="float">
            <text:p>6.0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3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98" calcext:value-type="float">
            <text:p>6.0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3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7608" calcext:value-type="float">
            <text:p>6.0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3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7608" calcext:value-type="float">
            <text:p>6.0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0656" calcext:value-type="float">
            <text:p>6.0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3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456" calcext:value-type="float">
            <text:p>6.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3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984" calcext:value-type="float">
            <text:p>5.9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3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9696" calcext:value-type="float">
            <text:p>5.9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3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6648" calcext:value-type="float">
            <text:p>5.9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7504" calcext:value-type="float">
            <text:p>5.9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3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7504" calcext:value-type="float">
            <text:p>5.9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3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4456" calcext:value-type="float">
            <text:p>5.9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3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3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3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2264" calcext:value-type="float">
            <text:p>5.92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3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2264" calcext:value-type="float">
            <text:p>5.92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3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6168" calcext:value-type="float">
            <text:p>5.9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3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2264" calcext:value-type="float">
            <text:p>5.92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836" calcext:value-type="float">
            <text:p>5.9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3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6168" calcext:value-type="float">
            <text:p>5.9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3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7024" calcext:value-type="float">
            <text:p>5.9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3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3976" calcext:value-type="float">
            <text:p>5.9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3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8256" calcext:value-type="float">
            <text:p>5.8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3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9112" calcext:value-type="float">
            <text:p>5.8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3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692" calcext:value-type="float">
            <text:p>5.8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3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4728" calcext:value-type="float">
            <text:p>5.8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3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7296" calcext:value-type="float">
            <text:p>5.7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2056" calcext:value-type="float">
            <text:p>5.7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3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3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4624" calcext:value-type="float">
            <text:p>5.75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3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6816" calcext:value-type="float">
            <text:p>5.7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3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7672" calcext:value-type="float">
            <text:p>5.7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1952" calcext:value-type="float">
            <text:p>5.7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3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5856" calcext:value-type="float">
            <text:p>5.7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3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6712" calcext:value-type="float">
            <text:p>5.6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3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0616" calcext:value-type="float">
            <text:p>5.6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3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3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3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3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3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2704" calcext:value-type="float">
            <text:p>5.6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608" calcext:value-type="float">
            <text:p>5.6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3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2224" calcext:value-type="float">
            <text:p>5.6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3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2224" calcext:value-type="float">
            <text:p>5.6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3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9176" calcext:value-type="float">
            <text:p>5.5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3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1744" calcext:value-type="float">
            <text:p>5.5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3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6024" calcext:value-type="float">
            <text:p>5.5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3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3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3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164" calcext:value-type="float">
            <text:p>5.5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3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2496" calcext:value-type="float">
            <text:p>5.4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3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3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068" calcext:value-type="float">
            <text:p>5.4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3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3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3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4104" calcext:value-type="float">
            <text:p>5.4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3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3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3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3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7528" calcext:value-type="float">
            <text:p>5.3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3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3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3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3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7528" calcext:value-type="float">
            <text:p>5.3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3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3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3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0952" calcext:value-type="float">
            <text:p>5.3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3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3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3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3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1808" calcext:value-type="float">
            <text:p>5.3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3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1808" calcext:value-type="float">
            <text:p>5.3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3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3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3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1808" calcext:value-type="float">
            <text:p>5.3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3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7904" calcext:value-type="float">
            <text:p>5.3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3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0952" calcext:value-type="float">
            <text:p>5.3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3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0952" calcext:value-type="float">
            <text:p>5.3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3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3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1808" calcext:value-type="float">
            <text:p>5.3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3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3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7904" calcext:value-type="float">
            <text:p>5.3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3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3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3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3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3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3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7528" calcext:value-type="float">
            <text:p>5.3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3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3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3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3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3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3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1056" calcext:value-type="float">
            <text:p>5.4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3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6296" calcext:value-type="float">
            <text:p>5.4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3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3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3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3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068" calcext:value-type="float">
            <text:p>5.4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3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3728" calcext:value-type="float">
            <text:p>5.4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3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6776" calcext:value-type="float">
            <text:p>5.4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3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3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5064" calcext:value-type="float">
            <text:p>5.4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3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7256" calcext:value-type="float">
            <text:p>5.4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3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4208" calcext:value-type="float">
            <text:p>5.4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3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7256" calcext:value-type="float">
            <text:p>5.4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3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4208" calcext:value-type="float">
            <text:p>5.4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5544" calcext:value-type="float">
            <text:p>5.4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3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4688" calcext:value-type="float">
            <text:p>5.5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3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4688" calcext:value-type="float">
            <text:p>5.5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3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3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976" calcext:value-type="float">
            <text:p>5.5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3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3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4312" calcext:value-type="float">
            <text:p>5.5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3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3456" calcext:value-type="float">
            <text:p>5.5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3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3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6504" calcext:value-type="float">
            <text:p>5.5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3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8696" calcext:value-type="float">
            <text:p>5.5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3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0888" calcext:value-type="float">
            <text:p>5.5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3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3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308" calcext:value-type="float">
            <text:p>5.5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3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0032" calcext:value-type="float">
            <text:p>5.5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3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2224" calcext:value-type="float">
            <text:p>5.6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3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0032" calcext:value-type="float">
            <text:p>5.5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3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1368" calcext:value-type="float">
            <text:p>5.6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3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2704" calcext:value-type="float">
            <text:p>5.6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3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3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5752" calcext:value-type="float">
            <text:p>5.6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3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608" calcext:value-type="float">
            <text:p>5.6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3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608" calcext:value-type="float">
            <text:p>5.6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3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608" calcext:value-type="float">
            <text:p>5.6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3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356" calcext:value-type="float">
            <text:p>5.6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3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5752" calcext:value-type="float">
            <text:p>5.6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3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5752" calcext:value-type="float">
            <text:p>5.6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3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9656" calcext:value-type="float">
            <text:p>5.6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3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9656" calcext:value-type="float">
            <text:p>5.6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3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7464" calcext:value-type="float">
            <text:p>5.6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3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3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7464" calcext:value-type="float">
            <text:p>5.6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3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608" calcext:value-type="float">
            <text:p>5.6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3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356" calcext:value-type="float">
            <text:p>5.6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3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6128" calcext:value-type="float">
            <text:p>5.5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3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3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6128" calcext:value-type="float">
            <text:p>5.5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3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1368" calcext:value-type="float">
            <text:p>5.6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3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0032" calcext:value-type="float">
            <text:p>5.5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3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0032" calcext:value-type="float">
            <text:p>5.5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3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4416" calcext:value-type="float">
            <text:p>5.6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3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2224" calcext:value-type="float">
            <text:p>5.6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3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5272" calcext:value-type="float">
            <text:p>5.6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3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5272" calcext:value-type="float">
            <text:p>5.6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3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2224" calcext:value-type="float">
            <text:p>5.6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3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6128" calcext:value-type="float">
            <text:p>5.5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3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6128" calcext:value-type="float">
            <text:p>5.5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3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0032" calcext:value-type="float">
            <text:p>5.5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3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6984" calcext:value-type="float">
            <text:p>5.5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3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0032" calcext:value-type="float">
            <text:p>5.5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3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6984" calcext:value-type="float">
            <text:p>5.5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3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4792" calcext:value-type="float">
            <text:p>5.5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3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6984" calcext:value-type="float">
            <text:p>5.5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3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6504" calcext:value-type="float">
            <text:p>5.5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3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648" calcext:value-type="float">
            <text:p>5.5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3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4792" calcext:value-type="float">
            <text:p>5.5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3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1744" calcext:value-type="float">
            <text:p>5.5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3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3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0408" calcext:value-type="float">
            <text:p>5.5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0408" calcext:value-type="float">
            <text:p>5.5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3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3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3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3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3456" calcext:value-type="float">
            <text:p>5.5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3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4312" calcext:value-type="float">
            <text:p>5.5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3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3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3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2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4312" calcext:value-type="float">
            <text:p>5.5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2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4312" calcext:value-type="float">
            <text:p>5.5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2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2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6024" calcext:value-type="float">
            <text:p>5.5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2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4312" calcext:value-type="float">
            <text:p>5.5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2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212" calcext:value-type="float">
            <text:p>5.5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2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2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2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2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2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2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212" calcext:value-type="float">
            <text:p>5.5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2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212" calcext:value-type="float">
            <text:p>5.5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2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2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9928" calcext:value-type="float">
            <text:p>5.5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2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2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2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2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4688" calcext:value-type="float">
            <text:p>5.5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2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2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4688" calcext:value-type="float">
            <text:p>5.5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2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164" calcext:value-type="float">
            <text:p>5.5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2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2496" calcext:value-type="float">
            <text:p>5.4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2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2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2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3352" calcext:value-type="float">
            <text:p>5.4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2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116" calcext:value-type="float">
            <text:p>5.4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2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7256" calcext:value-type="float">
            <text:p>5.4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2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4208" calcext:value-type="float">
            <text:p>5.4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2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8112" calcext:value-type="float">
            <text:p>5.4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2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3352" calcext:value-type="float">
            <text:p>5.4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2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116" calcext:value-type="float">
            <text:p>5.4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2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2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2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2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2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8968" calcext:value-type="float">
            <text:p>5.4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2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2872" calcext:value-type="float">
            <text:p>5.4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2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2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2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3728" calcext:value-type="float">
            <text:p>5.4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2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6776" calcext:value-type="float">
            <text:p>5.4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2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2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2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2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2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2392" calcext:value-type="float">
            <text:p>5.4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2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2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9344" calcext:value-type="float">
            <text:p>5.4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2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2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2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008" calcext:value-type="float">
            <text:p>5.3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2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1056" calcext:value-type="float">
            <text:p>5.4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2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2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4104" calcext:value-type="float">
            <text:p>5.4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2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672" calcext:value-type="float">
            <text:p>5.3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2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2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2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768" calcext:value-type="float">
            <text:p>5.3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2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2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2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7528" calcext:value-type="float">
            <text:p>5.3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2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7528" calcext:value-type="float">
            <text:p>5.3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2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2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3144" calcext:value-type="float">
            <text:p>5.3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2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2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2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2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3144" calcext:value-type="float">
            <text:p>5.3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3144" calcext:value-type="float">
            <text:p>5.3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2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3144" calcext:value-type="float">
            <text:p>5.3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2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2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1808" calcext:value-type="float">
            <text:p>5.3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2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5712" calcext:value-type="float">
            <text:p>5.3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5712" calcext:value-type="float">
            <text:p>5.3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2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2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2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2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2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2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2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2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2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2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2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2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8656" calcext:value-type="float">
            <text:p>5.2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2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8656" calcext:value-type="float">
            <text:p>5.2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2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8656" calcext:value-type="float">
            <text:p>5.2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2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9512" calcext:value-type="float">
            <text:p>5.2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2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0368" calcext:value-type="float">
            <text:p>5.2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1224" calcext:value-type="float">
            <text:p>5.2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2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1224" calcext:value-type="float">
            <text:p>5.2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2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2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1224" calcext:value-type="float">
            <text:p>5.2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2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5128" calcext:value-type="float">
            <text:p>5.2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2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2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9032" calcext:value-type="float">
            <text:p>5.2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2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2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792" calcext:value-type="float">
            <text:p>5.1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792" calcext:value-type="float">
            <text:p>5.1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2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4648" calcext:value-type="float">
            <text:p>5.1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2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2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2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2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2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4168" calcext:value-type="float">
            <text:p>5.1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2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2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2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0264" calcext:value-type="float">
            <text:p>5.1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2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2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2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2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2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2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2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2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2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2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8344" calcext:value-type="float">
            <text:p>5.0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2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8344" calcext:value-type="float">
            <text:p>5.0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2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8344" calcext:value-type="float">
            <text:p>5.0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2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2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2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2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7384" calcext:value-type="float">
            <text:p>4.9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2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952" calcext:value-type="float">
            <text:p>4.9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2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2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2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952" calcext:value-type="float">
            <text:p>4.9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2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2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2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2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2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2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2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2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2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2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2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2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2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2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2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2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2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2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2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2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2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2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2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2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2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2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2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2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2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2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2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2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2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2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2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2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2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2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2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2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2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2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2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2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2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2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2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2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2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2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2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2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2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2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2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2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2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2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2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2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2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2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2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2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2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2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2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2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2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2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2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2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2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2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2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2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2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2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2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2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2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2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2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2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2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2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2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2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2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2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2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2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2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2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2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2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2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2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2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2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2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2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2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2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2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2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2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2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2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2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2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2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2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2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2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2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2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2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2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2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2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2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2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2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2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2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2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2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2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2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2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2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2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2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2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2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2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2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2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2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2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2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2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2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2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2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2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2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2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2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2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2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2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2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2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2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2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2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2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2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2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2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2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2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2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2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2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2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2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2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2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2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2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2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2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2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2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2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2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2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2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2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2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2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2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2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2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2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1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1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1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1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1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1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1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1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1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1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1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1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1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1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1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1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1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1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1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1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1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1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1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1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1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1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1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1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1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1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1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1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1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1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1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1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1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1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1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1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1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1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1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1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1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1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1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1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1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1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1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1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1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1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1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1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1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1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1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1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1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1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1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1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1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1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1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1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1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1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1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1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952" calcext:value-type="float">
            <text:p>4.9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1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1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1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1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1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1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7384" calcext:value-type="float">
            <text:p>4.9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1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1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1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1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1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2624" calcext:value-type="float">
            <text:p>4.9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1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2624" calcext:value-type="float">
            <text:p>4.9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1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1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1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1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1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1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7384" calcext:value-type="float">
            <text:p>4.9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1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1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1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1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1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1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1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1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1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7008" calcext:value-type="float">
            <text:p>5.0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1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7008" calcext:value-type="float">
            <text:p>5.0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1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1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1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1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1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1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1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1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1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1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1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1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1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952" calcext:value-type="float">
            <text:p>4.9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1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1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1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1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1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2624" calcext:value-type="float">
            <text:p>4.9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1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1768" calcext:value-type="float">
            <text:p>5.0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1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7008" calcext:value-type="float">
            <text:p>5.0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1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1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8344" calcext:value-type="float">
            <text:p>5.0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1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6152" calcext:value-type="float">
            <text:p>5.0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1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1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1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0056" calcext:value-type="float">
            <text:p>5.0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1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1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7008" calcext:value-type="float">
            <text:p>5.0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1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1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1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1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952" calcext:value-type="float">
            <text:p>4.9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1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1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1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1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1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1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7384" calcext:value-type="float">
            <text:p>4.9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1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952" calcext:value-type="float">
            <text:p>4.9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1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1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1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1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1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1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1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1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1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1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1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1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1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1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1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1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1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1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1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1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1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1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1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1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1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1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1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1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1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1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1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1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1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1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1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1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1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1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1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1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1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1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1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1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1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7008" calcext:value-type="float">
            <text:p>5.0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1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2624" calcext:value-type="float">
            <text:p>4.9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1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1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1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1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1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1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7384" calcext:value-type="float">
            <text:p>4.9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1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1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1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1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1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1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1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1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1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1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1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1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1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1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1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1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1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1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1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1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1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1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1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1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1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1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1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1768" calcext:value-type="float">
            <text:p>5.0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1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7008" calcext:value-type="float">
            <text:p>5.0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1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2248" calcext:value-type="float">
            <text:p>5.0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1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1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1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728" calcext:value-type="float">
            <text:p>5.0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1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1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1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1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1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1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1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1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1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1976" calcext:value-type="float">
            <text:p>5.1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1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1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4168" calcext:value-type="float">
            <text:p>5.1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1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4168" calcext:value-type="float">
            <text:p>5.1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1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4168" calcext:value-type="float">
            <text:p>5.1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1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1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1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1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4648" calcext:value-type="float">
            <text:p>5.1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1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1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1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1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1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1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1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1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3416" calcext:value-type="float">
            <text:p>5.2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1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9512" calcext:value-type="float">
            <text:p>5.2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1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1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1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1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1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1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1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1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1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1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472" calcext:value-type="float">
            <text:p>5.3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1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1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1808" calcext:value-type="float">
            <text:p>5.3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1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0952" calcext:value-type="float">
            <text:p>5.3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3144" calcext:value-type="float">
            <text:p>5.3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1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1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1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768" calcext:value-type="float">
            <text:p>5.3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1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1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4104" calcext:value-type="float">
            <text:p>5.4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1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4104" calcext:value-type="float">
            <text:p>5.4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1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1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1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1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8968" calcext:value-type="float">
            <text:p>5.4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1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5064" calcext:value-type="float">
            <text:p>5.4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1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7256" calcext:value-type="float">
            <text:p>5.4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1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5544" calcext:value-type="float">
            <text:p>5.4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1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164" calcext:value-type="float">
            <text:p>5.5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1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1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648" calcext:value-type="float">
            <text:p>5.5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1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5272" calcext:value-type="float">
            <text:p>5.6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1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2224" calcext:value-type="float">
            <text:p>5.6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1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1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1368" calcext:value-type="float">
            <text:p>5.6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1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1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356" calcext:value-type="float">
            <text:p>5.6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1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2704" calcext:value-type="float">
            <text:p>5.6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1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2704" calcext:value-type="float">
            <text:p>5.6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1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1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1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356" calcext:value-type="float">
            <text:p>5.6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1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356" calcext:value-type="float">
            <text:p>5.6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1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356" calcext:value-type="float">
            <text:p>5.6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1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356" calcext:value-type="float">
            <text:p>5.6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1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608" calcext:value-type="float">
            <text:p>5.6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1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7464" calcext:value-type="float">
            <text:p>5.6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1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1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1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1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6128" calcext:value-type="float">
            <text:p>5.5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1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5272" calcext:value-type="float">
            <text:p>5.6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1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356" calcext:value-type="float">
            <text:p>5.6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1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608" calcext:value-type="float">
            <text:p>5.6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1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1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5272" calcext:value-type="float">
            <text:p>5.6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1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1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1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356" calcext:value-type="float">
            <text:p>5.6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1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356" calcext:value-type="float">
            <text:p>5.6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1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1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1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9176" calcext:value-type="float">
            <text:p>5.5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1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1368" calcext:value-type="float">
            <text:p>5.6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1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1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4416" calcext:value-type="float">
            <text:p>5.6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1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1368" calcext:value-type="float">
            <text:p>5.6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1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1368" calcext:value-type="float">
            <text:p>5.6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1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1368" calcext:value-type="float">
            <text:p>5.6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1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1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1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5272" calcext:value-type="float">
            <text:p>5.6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1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5272" calcext:value-type="float">
            <text:p>5.6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1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0032" calcext:value-type="float">
            <text:p>5.5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1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0888" calcext:value-type="float">
            <text:p>5.5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1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9176" calcext:value-type="float">
            <text:p>5.5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1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9176" calcext:value-type="float">
            <text:p>5.5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1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9176" calcext:value-type="float">
            <text:p>5.5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1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8696" calcext:value-type="float">
            <text:p>5.5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1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1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6984" calcext:value-type="float">
            <text:p>5.5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1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6128" calcext:value-type="float">
            <text:p>5.5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1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0032" calcext:value-type="float">
            <text:p>5.5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1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648" calcext:value-type="float">
            <text:p>5.5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1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4792" calcext:value-type="float">
            <text:p>5.5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1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648" calcext:value-type="float">
            <text:p>5.5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1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1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8696" calcext:value-type="float">
            <text:p>5.5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1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1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1744" calcext:value-type="float">
            <text:p>5.5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1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648" calcext:value-type="float">
            <text:p>5.5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1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6504" calcext:value-type="float">
            <text:p>5.5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1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3456" calcext:value-type="float">
            <text:p>5.5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1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1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1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1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1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4312" calcext:value-type="float">
            <text:p>5.5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1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4312" calcext:value-type="float">
            <text:p>5.5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1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1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1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212" calcext:value-type="float">
            <text:p>5.5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1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212" calcext:value-type="float">
            <text:p>5.5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212" calcext:value-type="float">
            <text:p>5.5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1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9928" calcext:value-type="float">
            <text:p>5.5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1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1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1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0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0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0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0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0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9448" calcext:value-type="float">
            <text:p>5.4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0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9448" calcext:value-type="float">
            <text:p>5.4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0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2496" calcext:value-type="float">
            <text:p>5.4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0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2496" calcext:value-type="float">
            <text:p>5.4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0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116" calcext:value-type="float">
            <text:p>5.4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0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116" calcext:value-type="float">
            <text:p>5.4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0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4208" calcext:value-type="float">
            <text:p>5.4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0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7256" calcext:value-type="float">
            <text:p>5.4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0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4208" calcext:value-type="float">
            <text:p>5.4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0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116" calcext:value-type="float">
            <text:p>5.4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0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8112" calcext:value-type="float">
            <text:p>5.4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0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0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5064" calcext:value-type="float">
            <text:p>5.4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0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8968" calcext:value-type="float">
            <text:p>5.4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0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8968" calcext:value-type="float">
            <text:p>5.4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0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068" calcext:value-type="float">
            <text:p>5.4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0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3728" calcext:value-type="float">
            <text:p>5.4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0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3728" calcext:value-type="float">
            <text:p>5.4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0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0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068" calcext:value-type="float">
            <text:p>5.4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0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0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0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0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0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0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0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0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0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0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4104" calcext:value-type="float">
            <text:p>5.4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0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0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1056" calcext:value-type="float">
            <text:p>5.4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0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768" calcext:value-type="float">
            <text:p>5.3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0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0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008" calcext:value-type="float">
            <text:p>5.3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0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0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0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0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7528" calcext:value-type="float">
            <text:p>5.3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0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768" calcext:value-type="float">
            <text:p>5.3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0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768" calcext:value-type="float">
            <text:p>5.3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0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672" calcext:value-type="float">
            <text:p>5.3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0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7904" calcext:value-type="float">
            <text:p>5.3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0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0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0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0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0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3144" calcext:value-type="float">
            <text:p>5.3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0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0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0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3144" calcext:value-type="float">
            <text:p>5.3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0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0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0952" calcext:value-type="float">
            <text:p>5.3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0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0952" calcext:value-type="float">
            <text:p>5.3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0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1808" calcext:value-type="float">
            <text:p>5.3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0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0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0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1808" calcext:value-type="float">
            <text:p>5.3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0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1808" calcext:value-type="float">
            <text:p>5.3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0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0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472" calcext:value-type="float">
            <text:p>5.3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0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472" calcext:value-type="float">
            <text:p>5.3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0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0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0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0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0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0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0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0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0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0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0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0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0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0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0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0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1224" calcext:value-type="float">
            <text:p>5.2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0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0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5128" calcext:value-type="float">
            <text:p>5.2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0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0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9512" calcext:value-type="float">
            <text:p>5.2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0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0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0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792" calcext:value-type="float">
            <text:p>5.1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0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0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0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0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0264" calcext:value-type="float">
            <text:p>5.1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0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0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0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0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0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0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0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0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0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832" calcext:value-type="float">
            <text:p>5.1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0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0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0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0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6256" calcext:value-type="float">
            <text:p>5.0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0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0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0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0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0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0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0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0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0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728" calcext:value-type="float">
            <text:p>5.0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0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0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0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0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8344" calcext:value-type="float">
            <text:p>5.0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0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0056" calcext:value-type="float">
            <text:p>5.0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0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0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0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0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0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1768" calcext:value-type="float">
            <text:p>5.0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0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0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0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0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0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0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0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0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0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0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0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0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0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0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0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0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0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0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0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0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0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0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0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0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0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0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0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0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0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0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0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0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0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0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0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0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0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0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0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0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0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0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0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0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0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0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0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0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0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0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0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0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0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0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0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0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0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0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0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0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0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0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0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0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0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0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0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0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0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0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0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0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0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0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0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0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0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0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0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0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0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0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0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0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0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0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0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0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0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0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0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0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0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0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0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0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0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0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0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0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0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0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0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0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0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0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0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0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0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0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0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0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0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0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0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0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0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0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0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0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0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0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0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0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0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0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0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0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0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0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0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0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0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0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0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0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0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0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0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0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0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0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0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0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0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0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0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0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0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0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0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0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0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0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0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0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0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0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0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0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0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0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0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0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0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0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0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0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0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0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0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0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0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0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0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0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0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0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0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0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0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0-0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0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0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0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0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0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0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0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0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0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0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0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0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0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0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0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0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0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0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0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0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0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0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0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0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0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0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0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0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0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0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0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0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0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0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0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0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0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7384" calcext:value-type="float">
            <text:p>4.9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0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0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0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6152" calcext:value-type="float">
            <text:p>5.0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0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0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0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728" calcext:value-type="float">
            <text:p>5.0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0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824" calcext:value-type="float">
            <text:p>5.0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0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0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0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0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0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0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0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0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0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0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0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0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824" calcext:value-type="float">
            <text:p>5.0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0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6632" calcext:value-type="float">
            <text:p>5.0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2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728" calcext:value-type="float">
            <text:p>5.0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9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9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9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9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9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9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9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6632" calcext:value-type="float">
            <text:p>5.0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9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9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728" calcext:value-type="float">
            <text:p>5.0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9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824" calcext:value-type="float">
            <text:p>5.0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9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9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9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824" calcext:value-type="float">
            <text:p>5.0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9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728" calcext:value-type="float">
            <text:p>5.0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9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9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9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728" calcext:value-type="float">
            <text:p>5.0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9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9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9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9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824" calcext:value-type="float">
            <text:p>5.0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9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9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9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9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9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9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9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9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9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8344" calcext:value-type="float">
            <text:p>5.0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9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9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9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7488" calcext:value-type="float">
            <text:p>5.0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9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9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9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7008" calcext:value-type="float">
            <text:p>5.0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9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9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9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9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0056" calcext:value-type="float">
            <text:p>5.0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9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1768" calcext:value-type="float">
            <text:p>5.0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9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9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9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9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9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9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9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9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9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9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9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9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9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9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9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9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9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9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9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7008" calcext:value-type="float">
            <text:p>5.0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9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6152" calcext:value-type="float">
            <text:p>5.0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9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2248" calcext:value-type="float">
            <text:p>5.0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9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2248" calcext:value-type="float">
            <text:p>5.0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9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6152" calcext:value-type="float">
            <text:p>5.0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9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9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9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9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7008" calcext:value-type="float">
            <text:p>5.0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9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7008" calcext:value-type="float">
            <text:p>5.0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9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9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9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9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9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9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7384" calcext:value-type="float">
            <text:p>4.9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9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7384" calcext:value-type="float">
            <text:p>4.9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9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9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9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9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9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9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9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9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9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9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9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9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9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9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9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9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9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9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9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9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9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9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9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9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9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9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9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9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9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9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9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9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9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9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9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9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9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9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9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9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9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9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9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9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9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9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9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9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9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9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9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9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9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9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9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9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9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9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9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9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9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9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9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9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9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9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9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9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9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9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9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9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9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9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9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9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9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9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9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9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9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9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9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9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9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9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9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9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9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9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9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9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9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9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9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9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9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9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9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9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9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9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9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9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9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9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9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9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9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9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9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9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9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9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9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9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9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9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9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9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9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9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9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9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9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9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9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9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9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9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9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9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9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9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9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9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9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9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9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9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9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9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9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9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9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9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9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9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9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9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9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9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9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9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9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9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9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9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9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9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9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9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9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9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9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9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9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9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9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9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9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9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9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9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9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9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9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9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9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9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9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9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9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9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9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9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9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9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9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9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9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9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9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9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9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9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9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9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9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9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9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9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9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9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9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9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9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9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9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9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9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9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9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9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9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9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9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9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9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9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9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9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9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9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9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9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9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9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9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9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9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9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9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9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9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9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9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9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9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9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9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9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9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1768" calcext:value-type="float">
            <text:p>5.0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9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9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9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9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8344" calcext:value-type="float">
            <text:p>5.0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9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728" calcext:value-type="float">
            <text:p>5.0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9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9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9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9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9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9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9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9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9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832" calcext:value-type="float">
            <text:p>5.1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9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9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9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4168" calcext:value-type="float">
            <text:p>5.1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9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0264" calcext:value-type="float">
            <text:p>5.1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9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784" calcext:value-type="float">
            <text:p>5.1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9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9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9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9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4168" calcext:value-type="float">
            <text:p>5.1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9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9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9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8552" calcext:value-type="float">
            <text:p>5.17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9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9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9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9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9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5504" calcext:value-type="float">
            <text:p>5.1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9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9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9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9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9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9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9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9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9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9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9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1224" calcext:value-type="float">
            <text:p>5.2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9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1224" calcext:value-type="float">
            <text:p>5.2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9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3416" calcext:value-type="float">
            <text:p>5.2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9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5608" calcext:value-type="float">
            <text:p>5.2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9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8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8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1704" calcext:value-type="float">
            <text:p>5.2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8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8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8656" calcext:value-type="float">
            <text:p>5.2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8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8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8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8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8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8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8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8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8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8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8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8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8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8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8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1808" calcext:value-type="float">
            <text:p>5.3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8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8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8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8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8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672" calcext:value-type="float">
            <text:p>5.3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8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672" calcext:value-type="float">
            <text:p>5.3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8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8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8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4104" calcext:value-type="float">
            <text:p>5.4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8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8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8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8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6296" calcext:value-type="float">
            <text:p>5.4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8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9344" calcext:value-type="float">
            <text:p>5.4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8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8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068" calcext:value-type="float">
            <text:p>5.4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8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3728" calcext:value-type="float">
            <text:p>5.4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8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8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2392" calcext:value-type="float">
            <text:p>5.4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8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8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8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8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8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8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068" calcext:value-type="float">
            <text:p>5.4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8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068" calcext:value-type="float">
            <text:p>5.4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8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8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8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068" calcext:value-type="float">
            <text:p>5.4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8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8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8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6776" calcext:value-type="float">
            <text:p>5.4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8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8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6776" calcext:value-type="float">
            <text:p>5.4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8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8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8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8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8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6776" calcext:value-type="float">
            <text:p>5.4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8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2872" calcext:value-type="float">
            <text:p>5.4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8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8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2872" calcext:value-type="float">
            <text:p>5.4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8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8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8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8112" calcext:value-type="float">
            <text:p>5.4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8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8968" calcext:value-type="float">
            <text:p>5.4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8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8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5064" calcext:value-type="float">
            <text:p>5.4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8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4208" calcext:value-type="float">
            <text:p>5.4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8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3352" calcext:value-type="float">
            <text:p>5.4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8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3352" calcext:value-type="float">
            <text:p>5.4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8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0304" calcext:value-type="float">
            <text:p>5.4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8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8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9448" calcext:value-type="float">
            <text:p>5.4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8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5544" calcext:value-type="float">
            <text:p>5.4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8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4688" calcext:value-type="float">
            <text:p>5.5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8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8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8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8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8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8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9928" calcext:value-type="float">
            <text:p>5.5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8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8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8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8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0408" calcext:value-type="float">
            <text:p>5.5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8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8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8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1744" calcext:value-type="float">
            <text:p>5.5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8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308" calcext:value-type="float">
            <text:p>5.5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8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8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8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8696" calcext:value-type="float">
            <text:p>5.5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8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8696" calcext:value-type="float">
            <text:p>5.5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8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4792" calcext:value-type="float">
            <text:p>5.5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8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4792" calcext:value-type="float">
            <text:p>5.5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8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8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8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0888" calcext:value-type="float">
            <text:p>5.5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8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8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0032" calcext:value-type="float">
            <text:p>5.5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8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5272" calcext:value-type="float">
            <text:p>5.6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8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1368" calcext:value-type="float">
            <text:p>5.6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8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6128" calcext:value-type="float">
            <text:p>5.5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8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9176" calcext:value-type="float">
            <text:p>5.5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8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2224" calcext:value-type="float">
            <text:p>5.6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8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8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4416" calcext:value-type="float">
            <text:p>5.6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8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8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608" calcext:value-type="float">
            <text:p>5.6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8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2704" calcext:value-type="float">
            <text:p>5.6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8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2704" calcext:value-type="float">
            <text:p>5.6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8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896" calcext:value-type="float">
            <text:p>5.6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8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7944" calcext:value-type="float">
            <text:p>5.6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8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7088" calcext:value-type="float">
            <text:p>5.6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8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3184" calcext:value-type="float">
            <text:p>5.6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8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8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8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8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8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6712" calcext:value-type="float">
            <text:p>5.6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8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8904" calcext:value-type="float">
            <text:p>5.7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8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8048" calcext:value-type="float">
            <text:p>5.7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8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8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4624" calcext:value-type="float">
            <text:p>5.75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8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9864" calcext:value-type="float">
            <text:p>5.7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8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6816" calcext:value-type="float">
            <text:p>5.7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8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9864" calcext:value-type="float">
            <text:p>5.7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8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8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8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596" calcext:value-type="float">
            <text:p>5.7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8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5104" calcext:value-type="float">
            <text:p>5.7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8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8152" calcext:value-type="float">
            <text:p>5.7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8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2056" calcext:value-type="float">
            <text:p>5.7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8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5104" calcext:value-type="float">
            <text:p>5.7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8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8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4248" calcext:value-type="float">
            <text:p>5.7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8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4248" calcext:value-type="float">
            <text:p>5.7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8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7296" calcext:value-type="float">
            <text:p>5.7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8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4248" calcext:value-type="float">
            <text:p>5.7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8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7296" calcext:value-type="float">
            <text:p>5.7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8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5104" calcext:value-type="float">
            <text:p>5.7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8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8152" calcext:value-type="float">
            <text:p>5.7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8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3768" calcext:value-type="float">
            <text:p>5.7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8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2432" calcext:value-type="float">
            <text:p>5.7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8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8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1096" calcext:value-type="float">
            <text:p>5.7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8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7192" calcext:value-type="float">
            <text:p>5.7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8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5" calcext:value-type="float">
            <text:p>5.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8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8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8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8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6232" calcext:value-type="float">
            <text:p>5.6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8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8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376" calcext:value-type="float">
            <text:p>5.6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8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8424" calcext:value-type="float">
            <text:p>5.6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8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8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8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8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8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8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6128" calcext:value-type="float">
            <text:p>5.5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8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648" calcext:value-type="float">
            <text:p>5.5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8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8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0408" calcext:value-type="float">
            <text:p>5.5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8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0408" calcext:value-type="float">
            <text:p>5.5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8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3456" calcext:value-type="float">
            <text:p>5.5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8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3456" calcext:value-type="float">
            <text:p>5.5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8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8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648" calcext:value-type="float">
            <text:p>5.5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8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4792" calcext:value-type="float">
            <text:p>5.5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8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0032" calcext:value-type="float">
            <text:p>5.5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8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8696" calcext:value-type="float">
            <text:p>5.5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8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4312" calcext:value-type="float">
            <text:p>5.5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8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976" calcext:value-type="float">
            <text:p>5.5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8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4688" calcext:value-type="float">
            <text:p>5.5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8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116" calcext:value-type="float">
            <text:p>5.4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8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116" calcext:value-type="float">
            <text:p>5.4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8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0304" calcext:value-type="float">
            <text:p>5.4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8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3352" calcext:value-type="float">
            <text:p>5.4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8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4208" calcext:value-type="float">
            <text:p>5.4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8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7256" calcext:value-type="float">
            <text:p>5.4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8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7256" calcext:value-type="float">
            <text:p>5.4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8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0304" calcext:value-type="float">
            <text:p>5.4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8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1808" calcext:value-type="float">
            <text:p>5.3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8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5504" calcext:value-type="float">
            <text:p>5.1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8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8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3352" calcext:value-type="float">
            <text:p>5.4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7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2224" calcext:value-type="float">
            <text:p>5.6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7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7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7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7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9512" calcext:value-type="float">
            <text:p>5.2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7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3416" calcext:value-type="float">
            <text:p>5.2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7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7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6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6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6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6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6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6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6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6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5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5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5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5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5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5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5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5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4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4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068" calcext:value-type="float">
            <text:p>5.4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4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4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4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7904" calcext:value-type="float">
            <text:p>5.3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6296" calcext:value-type="float">
            <text:p>5.4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4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3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7256" calcext:value-type="float">
            <text:p>5.4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3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1056" calcext:value-type="float">
            <text:p>5.4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3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3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3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3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608" calcext:value-type="float">
            <text:p>5.6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3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0904" calcext:value-type="float">
            <text:p>6.47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2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7104" calcext:value-type="float">
            <text:p>6.5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2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7688" calcext:value-type="float">
            <text:p>6.64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2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2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2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3056" calcext:value-type="float">
            <text:p>6.16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2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648" calcext:value-type="float">
            <text:p>5.5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2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7528" calcext:value-type="float">
            <text:p>5.3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2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5712" calcext:value-type="float">
            <text:p>5.3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2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8552" calcext:value-type="float">
            <text:p>5.17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1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8552" calcext:value-type="float">
            <text:p>5.17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1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1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1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1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1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1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1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0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0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0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0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0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0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0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0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10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09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09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09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09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09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09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09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09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728" calcext:value-type="float">
            <text:p>5.0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08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08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5" calcext:value-type="float">
            <text:p>5.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08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4688" calcext:value-type="float">
            <text:p>5.5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08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0952" calcext:value-type="float">
            <text:p>5.3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08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0952" calcext:value-type="float">
            <text:p>5.3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08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1808" calcext:value-type="float">
            <text:p>5.3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08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9344" calcext:value-type="float">
            <text:p>5.4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08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2872" calcext:value-type="float">
            <text:p>5.4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08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3496" calcext:value-type="float">
            <text:p>5.8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07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0552" calcext:value-type="float">
            <text:p>5.9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07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1784" calcext:value-type="float">
            <text:p>5.8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07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672" calcext:value-type="float">
            <text:p>5.3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07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07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07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7064" calcext:value-type="float">
            <text:p>6.22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06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3576" calcext:value-type="float">
            <text:p>6.51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06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9776" calcext:value-type="float">
            <text:p>6.5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06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128" calcext:value-type="float">
            <text:p>6.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06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1824" calcext:value-type="float">
            <text:p>6.21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06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7608" calcext:value-type="float">
            <text:p>6.0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06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4392" calcext:value-type="float">
            <text:p>6.18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06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1552" calcext:value-type="float">
            <text:p>6.3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05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6312" calcext:value-type="float">
            <text:p>6.30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05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8024" calcext:value-type="float">
            <text:p>6.28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05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364" calcext:value-type="float">
            <text:p>6.2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05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744" calcext:value-type="float">
            <text:p>6.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05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5792" calcext:value-type="float">
            <text:p>5.9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05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05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0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0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0056" calcext:value-type="float">
            <text:p>5.0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05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05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05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04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644" calcext:value-type="float">
            <text:p>5.8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0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7128" calcext:value-type="float">
            <text:p>5.9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0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6376" calcext:value-type="float">
            <text:p>6.05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04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456" calcext:value-type="float">
            <text:p>6.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04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04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04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164" calcext:value-type="float">
            <text:p>5.5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04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0032" calcext:value-type="float">
            <text:p>5.5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0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4792" calcext:value-type="float">
            <text:p>5.5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04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164" calcext:value-type="float">
            <text:p>5.5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04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2496" calcext:value-type="float">
            <text:p>5.4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04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008" calcext:value-type="float">
            <text:p>5.3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03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068" calcext:value-type="float">
            <text:p>5.4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0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068" calcext:value-type="float">
            <text:p>5.4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03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03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03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03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03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03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116" calcext:value-type="float">
            <text:p>5.4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0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03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2496" calcext:value-type="float">
            <text:p>5.4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03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03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02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0264" calcext:value-type="float">
            <text:p>5.1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02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02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02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02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02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02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02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02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672" calcext:value-type="float">
            <text:p>5.3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02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068" calcext:value-type="float">
            <text:p>5.4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02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02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0032" calcext:value-type="float">
            <text:p>5.5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01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608" calcext:value-type="float">
            <text:p>5.6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01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8424" calcext:value-type="float">
            <text:p>5.6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01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8048" calcext:value-type="float">
            <text:p>5.7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01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5272" calcext:value-type="float">
            <text:p>5.6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01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01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01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1976" calcext:value-type="float">
            <text:p>5.1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01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01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0952" calcext:value-type="float">
            <text:p>5.3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00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788" calcext:value-type="float">
            <text:p>5.8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00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3016" calcext:value-type="float">
            <text:p>5.8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00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3392" calcext:value-type="float">
            <text:p>5.8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00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7296" calcext:value-type="float">
            <text:p>5.7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00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9176" calcext:value-type="float">
            <text:p>5.5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00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6776" calcext:value-type="float">
            <text:p>5.4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00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6232" calcext:value-type="float">
            <text:p>5.6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00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2808" calcext:value-type="float">
            <text:p>5.7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00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2000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2224" calcext:value-type="float">
            <text:p>5.6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1999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1999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1999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1999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1999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1999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1999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1999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1999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1999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1998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1998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1998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1998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1998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1998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1998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1998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1998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1997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456" calcext:value-type="float">
            <text:p>6.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1997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884" calcext:value-type="float">
            <text:p>5.9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1997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6648" calcext:value-type="float">
            <text:p>5.9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1997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836" calcext:value-type="float">
            <text:p>5.9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1997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1997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2224" calcext:value-type="float">
            <text:p>5.6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1997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2496" calcext:value-type="float">
            <text:p>5.4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1997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0304" calcext:value-type="float">
            <text:p>5.4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1997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1997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1996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692" calcext:value-type="float">
            <text:p>5.8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1996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3392" calcext:value-type="float">
            <text:p>5.8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1996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1996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4792" calcext:value-type="float">
            <text:p>5.5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1996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1996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1996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1996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1996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1996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1995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1995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1995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1995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1995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1995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1995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199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199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2</text:p>
          </table:table-cell>
          <table:table-cell office:value-type="string" calcext:value-type="string">
            <text:p>MTOW-6 (Mason Tree Farm)</text:p>
          </table:table-cell>
          <table:table-cell office:value-type="string" calcext:value-type="string">
            <text:p>1995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577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6860" meta:object-count="0"/>
    <meta:user-defined meta:name="AppVersion">3.0</meta:user-defined>
  </office:meta>
</office:document-meta>
</file>